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Original</text:p>
          </table:table-cell>
          <table:table-cell table:number-columns-repeated="3"/>
          <table:table-cell office:value-type="string" calcext:value-type="string">
            <text:p>Tweak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enon Flow (orig)</text:p>
          </table:table-cell>
          <table:table-cell office:value-type="string" calcext:value-type="string">
            <text:p>Thrust (orig)</text:p>
          </table:table-cell>
          <table:table-cell office:value-type="string" calcext:value-type="string">
            <text:p>Isp (orig)</text:p>
          </table:table-cell>
          <table:table-cell/>
          <table:table-cell office:value-type="string" calcext:value-type="string">
            <text:p>E/s</text:p>
          </table:table-cell>
          <table:table-cell office:value-type="string" calcext:value-type="string">
            <text:p>kg xenon/s</text:p>
          </table:table-cell>
          <table:table-cell office:value-type="string" calcext:value-type="string">
            <text:p>Xenon/s</text:p>
          </table:table-cell>
          <table:table-cell office:value-type="string" calcext:value-type="string">
            <text:p>E/xenon</text:p>
          </table:table-cell>
          <table:table-cell office:value-type="string" calcext:value-type="string">
            <text:p>E/kN</text:p>
          </table:table-cell>
          <table:table-cell office:value-type="string" calcext:value-type="string">
            <text:p>Thrust (N)</text:p>
          </table:table-cell>
          <table:table-cell office:value-type="string" calcext:value-type="string">
            <text:p>Isp (tweaked)</text:p>
          </table:table-cell>
        </table:table-row>
        <table:table-row table:style-name="ro1">
          <table:table-cell/>
          <table:table-cell office:value-type="string" calcext:value-type="string">
            <text:p>High Thrust</text:p>
          </table:table-cell>
          <table:table-cell office:value-type="float" office:value="24.0291" calcext:value-type="float">
            <text:p>24.0291</text:p>
          </table:table-cell>
          <table:table-cell office:value-type="float" office:value="2.5" calcext:value-type="float">
            <text:p>2.5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([.G4]/1.2)" office:value-type="float" office:value="58.3333333333333" calcext:value-type="float">
            <text:p>58.3333333333</text:p>
          </table:table-cell>
          <table:table-cell table:formula="of:=([.L3]/([.M3]*9.82))" office:value-type="float" office:value="0.152749490835031" calcext:value-type="float">
            <text:p>0.1527494908</text:p>
          </table:table-cell>
          <table:table-cell table:formula="of:=([.H3]/0.005894)" office:value-type="float" office:value="25.9160995648169" calcext:value-type="float">
            <text:p>25.9160995648</text:p>
          </table:table-cell>
          <table:table-cell table:formula="of:=([.G3]/[.I3])" office:value-type="float" office:value="2.25085311111111" calcext:value-type="float">
            <text:p>2.2508531111</text:p>
          </table:table-cell>
          <table:table-cell table:formula="of:=((5/6)*[.K4]*(([.M3]/[.M4])^2))" office:value-type="float" office:value="21.6049382716049" calcext:value-type="float">
            <text:p>21.6049382716</text:p>
          </table:table-cell>
          <table:table-cell table:formula="of:=([.G3]*1000/[.K3])"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 office:value-type="float" office:value="10.3806" calcext:value-type="float">
            <text:p>10.3806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([.L4]/([.M4]*9.82))" office:value-type="float" office:value="0.0452591083955646" calcext:value-type="float">
            <text:p>0.0452591084</text:p>
          </table:table-cell>
          <table:table-cell table:formula="of:=([.H4]/0.005894)" office:value-type="float" office:value="7.67884431550129" calcext:value-type="float">
            <text:p>7.6788443155</text:p>
          </table:table-cell>
          <table:table-cell table:formula="of:=([.G4]/[.I4])" office:value-type="float" office:value="9.1159551" calcext:value-type="float">
            <text:p>9.1159551</text:p>
          </table:table-cell>
          <table:table-cell table:formula="of:=([.G4]/1.2)" office:value-type="float" office:value="58.3333333333333" calcext:value-type="float">
            <text:p>58.3333333333</text:p>
          </table:table-cell>
          <table:table-cell table:formula="of:=([.G4]*1000/[.K4])"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/>
          <table:table-cell office:value-type="string" calcext:value-type="string">
            <text:p>Low Thrust</text:p>
          </table:table-cell>
          <table:table-cell office:value-type="float" office:value="2.9659" calcext:value-type="float">
            <text:p>2.9659</text:p>
          </table:table-cell>
          <table:table-cell office:value-type="float" office:value="0.6" calcext:value-type="float">
            <text:p>0.6</text:p>
          </table:table-cell>
          <table:table-cell office:value-type="float" office:value="3500" calcext:value-type="float">
            <text:p>3500</text:p>
          </table:table-cell>
          <table:table-cell/>
          <table:table-cell table:formula="of:=([.G4]*1.2)" office:value-type="float" office:value="84" calcext:value-type="float">
            <text:p>84</text:p>
          </table:table-cell>
          <table:table-cell table:formula="of:=([.L5]/([.M5]*9.82))" office:value-type="float" office:value="0.0190936863543788" calcext:value-type="float">
            <text:p>0.0190936864</text:p>
          </table:table-cell>
          <table:table-cell table:formula="of:=([.H5]/0.005894)" office:value-type="float" office:value="3.23951244560211" calcext:value-type="float">
            <text:p>3.2395124456</text:p>
          </table:table-cell>
          <table:table-cell table:formula="of:=([.G5]/[.I5])" office:value-type="float" office:value="25.92982784" calcext:value-type="float">
            <text:p>25.92982784</text:p>
          </table:table-cell>
          <table:table-cell table:formula="of:=(1.2*[.K4]*(([.M5]/[.M4]))^2)" office:value-type="float" office:value="124.444444444444" calcext:value-type="float">
            <text:p>124.4444444444</text:p>
          </table:table-cell>
          <table:table-cell table:formula="of:=([.G5]*1000/[.K5])" office:value-type="float" office:value="675" calcext:value-type="float">
            <text:p>67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/>
          <table:table-cell office:value-type="string" calcext:value-type="string">
            <text:p>Stockalike</text:p>
          </table:table-cell>
          <table:table-cell office:value-type="float" office:value="8.2385" calcext:value-type="float">
            <text:p>8.2385</text:p>
          </table:table-cell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float" office:value="8.7285" calcext:value-type="float">
            <text:p>8.7285</text:p>
          </table:table-cell>
          <table:table-cell table:formula="of:=([.L6]/([.M6]*9.82))" office:value-type="float" office:value="0.0484919018523907" calcext:value-type="float">
            <text:p>0.0484919019</text:p>
          </table:table-cell>
          <table:table-cell table:formula="of:=([.H6]/0.005894)" office:value-type="float" office:value="8.22733319517995" calcext:value-type="float">
            <text:p>8.2273331952</text:p>
          </table:table-cell>
          <table:table-cell table:formula="of:=([.G6]/[.I6])" office:value-type="float" office:value="1.060914854538" calcext:value-type="float">
            <text:p>1.0609148545</text:p>
          </table:table-cell>
          <table:table-cell table:formula="of:=([.G6]/2)" office:value-type="float" office:value="4.36425" calcext:value-type="float">
            <text:p>4.36425</text:p>
          </table:table-cell>
          <table:table-cell office:value-type="float" office:value="2000" calcext:value-type="float">
            <text:p>20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Xenon density</text:p>
          </table:table-cell>
          <table:table-cell office:value-type="float" office:value="0.000005894" calcext:value-type="float">
            <text:p>0.00000589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g/x</text:p>
          </table:table-cell>
          <table:table-cell table:formula="of:=([.C10]*1000)" office:value-type="float" office:value="0.005894" calcext:value-type="float">
            <text:p>0.00589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([.H4]/[.C11])" office:value-type="float" office:value="7.67884431550129" calcext:value-type="float">
            <text:p>7.6788443155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table:formula="of:=([.K4]*[.G4]/1000)/(2500*9.82)" office:value-type="float" office:value="0.0001663272233537" calcext:value-type="float">
            <text:p>0.000166327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Fuel = F/(Isp*Gm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its = (F/(Isp*Gm))/density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F = k*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uel = (k*E)/(Isp*Gm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its = ((k*E)/(Isp*Gm))/density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2:31:31.853595177</meta:creation-date>
    <dc:date>2014-11-23T13:29:49.527274699</dc:date>
    <meta:editing-duration>PT12M16S</meta:editing-duration>
    <meta:editing-cycles>1</meta:editing-cycles>
    <meta:document-statistic meta:table-count="1" meta:cell-count="67" meta:object-count="0"/>
    <meta:generator>LibreOffice/4.2.7.2$Linux_X86_64 LibreOffice_project/420m0$Build-2</meta:generator>
  </office:meta>
</office:document-meta>
</file>